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43.37mm"/>
    </style:style>
    <style:style style:name="co4" style:family="table-column">
      <style:table-column-properties fo:break-before="auto" style:column-width="40.92mm"/>
    </style:style>
    <style:style style:name="co5" style:family="table-column">
      <style:table-column-properties fo:break-before="auto" style:column-width="41.75mm"/>
    </style:style>
    <style:style style:name="co6" style:family="table-column">
      <style:table-column-properties fo:break-before="auto" style:column-width="44.2mm"/>
    </style:style>
    <style:style style:name="co7" style:family="table-column">
      <style:table-column-properties fo:break-before="auto" style:column-width="36.57mm"/>
    </style:style>
    <style:style style:name="co8" style:family="table-column">
      <style:table-column-properties fo:break-before="auto" style:column-width="37.39mm"/>
    </style:style>
    <style:style style:name="co9" style:family="table-column">
      <style:table-column-properties fo:break-before="auto" style:column-width="38.2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  <style:style style:name="ce2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Subclass</text:p>
          </table:table-cell>
          <table:table-cell table:style-name="Default" office:value-type="string" calcext:value-type="string">
            <text:p>Lower photon energy / J</text:p>
          </table:table-cell>
          <table:table-cell table:style-name="Default" office:value-type="string" calcext:value-type="string">
            <text:p>Higher photon energy / J</text:p>
          </table:table-cell>
          <table:table-cell table:style-name="Default" office:value-type="string" calcext:value-type="string">
            <text:p>Lower photon energy / eV</text:p>
          </table:table-cell>
          <table:table-cell table:style-name="Default" office:value-type="string" calcext:value-type="string">
            <text:p>Higher photon energy / eV</text:p>
          </table:table-cell>
          <table:table-cell table:style-name="Default" office:value-type="string" calcext:value-type="string">
            <text:p>Lower frequency / Hz</text:p>
          </table:table-cell>
          <table:table-cell table:style-name="Default" office:value-type="string" calcext:value-type="string">
            <text:p>Higher frequency / Hz</text:p>
          </table:table-cell>
          <table:table-cell table:style-name="Default" office:value-type="string" calcext:value-type="string">
            <text:p>Lower wavelength / m</text:p>
          </table:table-cell>
          <table:table-cell table:style-name="Default" office:value-type="string" calcext:value-type="string">
            <text:p>Higher wavelength / m</text:p>
          </table:table-cell>
        </table:table-row>
        <table:table-row table:style-name="ro1">
          <table:table-cell office:value-type="string" calcext:value-type="string">
            <text:p>Ionizing radia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amma rays</text:p>
          </table:table-cell>
          <table:table-cell table:formula="of:=planck*[.H2]" office:value-type="float" office:value="0.000000000000198644582417176" calcext:value-type="float">
            <text:p>198.6E-15</text:p>
          </table:table-cell>
          <table:table-cell table:formula="of:=planck*[.I2]" office:value-type="float" office:value="1.98644582417176E+075" calcext:value-type="float">
            <text:p>2.0E+75</text:p>
          </table:table-cell>
          <table:table-cell table:formula="of:=[.D2]*jev" office:value-type="float" office:value="1239841.42515096" calcext:value-type="float">
            <text:p>1.2E+06</text:p>
          </table:table-cell>
          <table:table-cell table:formula="of:=[.E2]*jev" office:value-type="float" office:value="1.23984142515096E+094" calcext:value-type="float">
            <text:p>12.4E+93</text:p>
          </table:table-cell>
          <table:table-cell table:formula="of:=light/[.K2]" office:value-type="float" office:value="2.99792458E+020" calcext:value-type="float">
            <text:p>299.8E+18</text:p>
          </table:table-cell>
          <table:table-cell table:formula="of:=light/[.J2]" office:value-type="float" office:value="2.99792458E+108" calcext:value-type="float">
            <text:p>3.0E+108</text:p>
          </table:table-cell>
          <table:table-cell office:value-type="float" office:value="1E-100" calcext:value-type="float">
            <text:p>100.0E-102</text:p>
          </table:table-cell>
          <table:table-cell office:value-type="float" office:value="0.000000000001" calcext:value-type="float">
            <text:p>1.0E-12</text:p>
          </table:table-cell>
        </table:table-row>
        <table:table-row table:style-name="ro1">
          <table:table-cell office:value-type="string" calcext:value-type="string">
            <text:p>Ionizing radiation</text:p>
          </table:table-cell>
          <table:table-cell office:value-type="string" calcext:value-type="string">
            <text:p>HX</text:p>
          </table:table-cell>
          <table:table-cell office:value-type="string" calcext:value-type="string">
            <text:p>Hard X-rays</text:p>
          </table:table-cell>
          <table:table-cell table:formula="of:=planck*[.H3]" office:value-type="float" office:value="1.98644582417176E-015" calcext:value-type="float">
            <text:p>2.0E-15</text:p>
          </table:table-cell>
          <table:table-cell table:formula="of:=planck*[.I3]" office:value-type="float" office:value="0.000000000000198644582417176" calcext:value-type="float">
            <text:p>198.6E-15</text:p>
          </table:table-cell>
          <table:table-cell table:formula="of:=[.D3]*jev" office:value-type="float" office:value="12398.4142515096" calcext:value-type="float">
            <text:p>12.4E+03</text:p>
          </table:table-cell>
          <table:table-cell table:formula="of:=[.E3]*jev" office:value-type="float" office:value="1239841.42515096" calcext:value-type="float">
            <text:p>1.2E+06</text:p>
          </table:table-cell>
          <table:table-cell table:formula="of:=light/[.K3]" office:value-type="float" office:value="2.99792458E+018" calcext:value-type="float">
            <text:p>3.0E+18</text:p>
          </table:table-cell>
          <table:table-cell table:formula="of:=light/[.J3]" office:value-type="float" office:value="2.99792458E+020" calcext:value-type="float">
            <text:p>299.8E+18</text:p>
          </table:table-cell>
          <table:table-cell office:value-type="float" office:value="0.000000000001" calcext:value-type="float">
            <text:p>1.0E-12</text:p>
          </table:table-cell>
          <table:table-cell office:value-type="float" office:value="0.0000000001" calcext:value-type="float">
            <text:p>100.0E-12</text:p>
          </table:table-cell>
        </table:table-row>
        <table:table-row table:style-name="ro1">
          <table:table-cell office:value-type="string" calcext:value-type="string">
            <text:p>Ionizing radiation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oft X-rays</text:p>
          </table:table-cell>
          <table:table-cell table:formula="of:=planck*[.H4]" office:value-type="float" office:value="1.98644582417176E-017" calcext:value-type="float">
            <text:p>19.9E-18</text:p>
          </table:table-cell>
          <table:table-cell table:formula="of:=planck*[.I4]" office:value-type="float" office:value="1.98644582417176E-015" calcext:value-type="float">
            <text:p>2.0E-15</text:p>
          </table:table-cell>
          <table:table-cell table:formula="of:=[.D4]*jev" office:value-type="float" office:value="123.984142515096" calcext:value-type="float">
            <text:p>124.0E+00</text:p>
          </table:table-cell>
          <table:table-cell table:formula="of:=[.E4]*jev" office:value-type="float" office:value="12398.4142515096" calcext:value-type="float">
            <text:p>12.4E+03</text:p>
          </table:table-cell>
          <table:table-cell table:formula="of:=light/[.K4]" office:value-type="float" office:value="2.99792458E+016" calcext:value-type="float">
            <text:p>30.0E+15</text:p>
          </table:table-cell>
          <table:table-cell table:formula="of:=light/[.J4]" office:value-type="float" office:value="2.99792458E+018" calcext:value-type="float">
            <text:p>3.0E+18</text:p>
          </table:table-cell>
          <table:table-cell office:value-type="float" office:value="0.0000000001" calcext:value-type="float">
            <text:p>100.0E-12</text:p>
          </table:table-cell>
          <table:table-cell office:value-type="float" office:value="0.00000001" calcext:value-type="float">
            <text:p>10.0E-09</text:p>
          </table:table-cell>
        </table:table-row>
        <table:table-row table:style-name="ro1">
          <table:table-cell office:value-type="string" calcext:value-type="string">
            <text:p>Ultraviolet</text:p>
          </table:table-cell>
          <table:table-cell office:value-type="string" calcext:value-type="string">
            <text:p>VUV</text:p>
          </table:table-cell>
          <table:table-cell office:value-type="string" calcext:value-type="string">
            <text:p>Vacuum ultraviolet</text:p>
          </table:table-cell>
          <table:table-cell table:formula="of:=planck*[.H5]" office:value-type="float" office:value="9.93222912085879E-019" calcext:value-type="float">
            <text:p>993.2E-21</text:p>
          </table:table-cell>
          <table:table-cell table:formula="of:=planck*[.I5]" office:value-type="float" office:value="1.98644582417176E-017" calcext:value-type="float">
            <text:p>19.9E-18</text:p>
          </table:table-cell>
          <table:table-cell table:formula="of:=[.D5]*jev" office:value-type="float" office:value="6.19920712575479" calcext:value-type="float">
            <text:p>6.2E+00</text:p>
          </table:table-cell>
          <table:table-cell table:formula="of:=[.E5]*jev" office:value-type="float" office:value="123.984142515096" calcext:value-type="float">
            <text:p>124.0E+00</text:p>
          </table:table-cell>
          <table:table-cell table:formula="of:=light/[.K5]" office:value-type="float" office:value="1.49896229E+015" calcext:value-type="float">
            <text:p>1.5E+15</text:p>
          </table:table-cell>
          <table:table-cell table:formula="of:=light/[.J5]" office:value-type="float" office:value="2.99792458E+016" calcext:value-type="float">
            <text:p>30.0E+15</text:p>
          </table:table-cell>
          <table:table-cell office:value-type="float" office:value="0.00000001" calcext:value-type="float">
            <text:p>10.0E-09</text:p>
          </table:table-cell>
          <table:table-cell office:value-type="float" office:value="0.0000002" calcext:value-type="float">
            <text:p>200.0E-09</text:p>
          </table:table-cell>
        </table:table-row>
        <table:table-row table:style-name="ro1">
          <table:table-cell office:value-type="string" calcext:value-type="string">
            <text:p>Ultraviolet</text:p>
          </table:table-cell>
          <table:table-cell office:value-type="string" calcext:value-type="string">
            <text:p>EUV</text:p>
          </table:table-cell>
          <table:table-cell office:value-type="string" calcext:value-type="string">
            <text:p>Extreme ultraviolet</text:p>
          </table:table-cell>
          <table:table-cell table:formula="of:=planck*[.H6]" office:value-type="float" office:value="1.64169076377831E-018" calcext:value-type="float">
            <text:p>1.6E-18</text:p>
          </table:table-cell>
          <table:table-cell table:formula="of:=planck*[.I6]" office:value-type="float" office:value="1.98644582417176E-017" calcext:value-type="float">
            <text:p>19.9E-18</text:p>
          </table:table-cell>
          <table:table-cell table:formula="of:=[.D6]*jev" office:value-type="float" office:value="10.246623348355" calcext:value-type="float">
            <text:p>10.2E+00</text:p>
          </table:table-cell>
          <table:table-cell table:formula="of:=[.E6]*jev" office:value-type="float" office:value="123.984142515096" calcext:value-type="float">
            <text:p>124.0E+00</text:p>
          </table:table-cell>
          <table:table-cell table:formula="of:=light/[.K6]" office:value-type="float" office:value="2.47762361983471E+015" calcext:value-type="float">
            <text:p>2.5E+15</text:p>
          </table:table-cell>
          <table:table-cell table:formula="of:=light/[.J6]" office:value-type="float" office:value="2.99792458E+016" calcext:value-type="float">
            <text:p>30.0E+15</text:p>
          </table:table-cell>
          <table:table-cell office:value-type="float" office:value="0.00000001" calcext:value-type="float">
            <text:p>10.0E-09</text:p>
          </table:table-cell>
          <table:table-cell office:value-type="float" office:value="0.000000121" calcext:value-type="float">
            <text:p>121.0E-09</text:p>
          </table:table-cell>
        </table:table-row>
        <table:table-row table:style-name="ro1">
          <table:table-cell office:value-type="string" calcext:value-type="string">
            <text:p>Ultraviolet</text:p>
          </table:table-cell>
          <table:table-cell office:value-type="string" calcext:value-type="string">
            <text:p>HL-a</text:p>
          </table:table-cell>
          <table:table-cell office:value-type="string" calcext:value-type="string">
            <text:p>Hydrogen Lyman-alpha</text:p>
          </table:table-cell>
          <table:table-cell table:formula="of:=planck*[.H7]" office:value-type="float" office:value="1.628234282108E-018" calcext:value-type="float">
            <text:p>1.6E-18</text:p>
          </table:table-cell>
          <table:table-cell table:formula="of:=planck*[.I7]" office:value-type="float" office:value="1.64169076377831E-018" calcext:value-type="float">
            <text:p>1.6E-18</text:p>
          </table:table-cell>
          <table:table-cell table:formula="of:=[.D7]*jev" office:value-type="float" office:value="10.1626346323849" calcext:value-type="float">
            <text:p>10.2E+00</text:p>
          </table:table-cell>
          <table:table-cell table:formula="of:=[.E7]*jev" office:value-type="float" office:value="10.246623348355" calcext:value-type="float">
            <text:p>10.2E+00</text:p>
          </table:table-cell>
          <table:table-cell table:formula="of:=light/[.K7]" office:value-type="float" office:value="2.4573152295082E+015" calcext:value-type="float">
            <text:p>2.5E+15</text:p>
          </table:table-cell>
          <table:table-cell table:formula="of:=light/[.J7]" office:value-type="float" office:value="2.47762361983471E+015" calcext:value-type="float">
            <text:p>2.5E+15</text:p>
          </table:table-cell>
          <table:table-cell office:value-type="float" office:value="0.000000121" calcext:value-type="float">
            <text:p>121.0E-09</text:p>
          </table:table-cell>
          <table:table-cell office:value-type="float" office:value="0.000000122" calcext:value-type="float">
            <text:p>122.0E-09</text:p>
          </table:table-cell>
        </table:table-row>
        <table:table-row table:style-name="ro1">
          <table:table-cell office:value-type="string" calcext:value-type="string">
            <text:p>Ultraviolet</text:p>
          </table:table-cell>
          <table:table-cell office:value-type="string" calcext:value-type="string">
            <text:p>FUV</text:p>
          </table:table-cell>
          <table:table-cell office:value-type="string" calcext:value-type="string">
            <text:p>Far ultraviolet</text:p>
          </table:table-cell>
          <table:table-cell table:formula="of:=planck*[.H8]" office:value-type="float" office:value="9.93222912085879E-019" calcext:value-type="float">
            <text:p>993.2E-21</text:p>
          </table:table-cell>
          <table:table-cell table:formula="of:=planck*[.I8]" office:value-type="float" office:value="1.628234282108E-018" calcext:value-type="float">
            <text:p>1.6E-18</text:p>
          </table:table-cell>
          <table:table-cell table:formula="of:=[.D8]*jev" office:value-type="float" office:value="6.19920712575479" calcext:value-type="float">
            <text:p>6.2E+00</text:p>
          </table:table-cell>
          <table:table-cell table:formula="of:=[.E8]*jev" office:value-type="float" office:value="10.1626346323849" calcext:value-type="float">
            <text:p>10.2E+00</text:p>
          </table:table-cell>
          <table:table-cell table:formula="of:=light/[.K8]" office:value-type="float" office:value="1.49896229E+015" calcext:value-type="float">
            <text:p>1.5E+15</text:p>
          </table:table-cell>
          <table:table-cell table:formula="of:=light/[.J8]" office:value-type="float" office:value="2.4573152295082E+015" calcext:value-type="float">
            <text:p>2.5E+15</text:p>
          </table:table-cell>
          <table:table-cell office:value-type="float" office:value="0.000000122" calcext:value-type="float">
            <text:p>122.0E-09</text:p>
          </table:table-cell>
          <table:table-cell office:value-type="float" office:value="0.0000002" calcext:value-type="float">
            <text:p>200.0E-09</text:p>
          </table:table-cell>
        </table:table-row>
        <table:table-row table:style-name="ro1">
          <table:table-cell office:value-type="string" calcext:value-type="string">
            <text:p>Ultraviolet</text:p>
          </table:table-cell>
          <table:table-cell office:value-type="string" calcext:value-type="string">
            <text:p>UVC</text:p>
          </table:table-cell>
          <table:table-cell office:value-type="string" calcext:value-type="string">
            <text:p>Ultraviolet C</text:p>
          </table:table-cell>
          <table:table-cell table:formula="of:=planck*[.H9]" office:value-type="float" office:value="7.09444937204199E-019" calcext:value-type="float">
            <text:p>709.4E-21</text:p>
          </table:table-cell>
          <table:table-cell table:formula="of:=planck*[.I9]" office:value-type="float" office:value="1.98644582417176E-018" calcext:value-type="float">
            <text:p>2.0E-18</text:p>
          </table:table-cell>
          <table:table-cell table:formula="of:=[.D9]*jev" office:value-type="float" office:value="4.42800508982485" calcext:value-type="float">
            <text:p>4.4E+00</text:p>
          </table:table-cell>
          <table:table-cell table:formula="of:=[.E9]*jev" office:value-type="float" office:value="12.3984142515096" calcext:value-type="float">
            <text:p>12.4E+00</text:p>
          </table:table-cell>
          <table:table-cell table:formula="of:=light/[.K9]" office:value-type="float" office:value="1.07068735E+015" calcext:value-type="float">
            <text:p>1.1E+15</text:p>
          </table:table-cell>
          <table:table-cell table:formula="of:=light/[.J9]" office:value-type="float" office:value="2.99792458E+015" calcext:value-type="float">
            <text:p>3.0E+15</text:p>
          </table:table-cell>
          <table:table-cell office:value-type="float" office:value="0.0000001" calcext:value-type="float">
            <text:p>100.0E-09</text:p>
          </table:table-cell>
          <table:table-cell office:value-type="float" office:value="0.00000028" calcext:value-type="float">
            <text:p>280.0E-09</text:p>
          </table:table-cell>
        </table:table-row>
        <table:table-row table:style-name="ro1">
          <table:table-cell office:value-type="string" calcext:value-type="string">
            <text:p>Ultraviolet</text:p>
          </table:table-cell>
          <table:table-cell office:value-type="string" calcext:value-type="string">
            <text:p>MUV</text:p>
          </table:table-cell>
          <table:table-cell office:value-type="string" calcext:value-type="string">
            <text:p>Middle ultraviolet</text:p>
          </table:table-cell>
          <table:table-cell table:formula="of:=planck*[.H10]" office:value-type="float" office:value="6.62148608057253E-019" calcext:value-type="float">
            <text:p>662.1E-21</text:p>
          </table:table-cell>
          <table:table-cell table:formula="of:=planck*[.I10]" office:value-type="float" office:value="9.93222912085879E-019" calcext:value-type="float">
            <text:p>993.2E-21</text:p>
          </table:table-cell>
          <table:table-cell table:formula="of:=[.D10]*jev" office:value-type="float" office:value="4.1328047505032" calcext:value-type="float">
            <text:p>4.1E+00</text:p>
          </table:table-cell>
          <table:table-cell table:formula="of:=[.E10]*jev" office:value-type="float" office:value="6.19920712575479" calcext:value-type="float">
            <text:p>6.2E+00</text:p>
          </table:table-cell>
          <table:table-cell table:formula="of:=light/[.K10]" office:value-type="float" office:value="999308193333333" calcext:value-type="float">
            <text:p>999.3E+12</text:p>
          </table:table-cell>
          <table:table-cell table:formula="of:=light/[.J10]" office:value-type="float" office:value="1.49896229E+015" calcext:value-type="float">
            <text:p>1.5E+15</text:p>
          </table:table-cell>
          <table:table-cell office:value-type="float" office:value="0.0000002" calcext:value-type="float">
            <text:p>200.0E-09</text:p>
          </table:table-cell>
          <table:table-cell office:value-type="float" office:value="0.0000003" calcext:value-type="float">
            <text:p>300.0E-09</text:p>
          </table:table-cell>
        </table:table-row>
        <table:table-row table:style-name="ro1">
          <table:table-cell office:value-type="string" calcext:value-type="string">
            <text:p>Ultraviolet</text:p>
          </table:table-cell>
          <table:table-cell office:value-type="string" calcext:value-type="string">
            <text:p>UVB</text:p>
          </table:table-cell>
          <table:table-cell office:value-type="string" calcext:value-type="string">
            <text:p>Ultraviolet B</text:p>
          </table:table-cell>
          <table:table-cell table:formula="of:=planck*[.H11]" office:value-type="float" office:value="6.30617721959288E-019" calcext:value-type="float">
            <text:p>630.6E-21</text:p>
          </table:table-cell>
          <table:table-cell table:formula="of:=planck*[.I11]" office:value-type="float" office:value="7.09444937204199E-019" calcext:value-type="float">
            <text:p>709.4E-21</text:p>
          </table:table-cell>
          <table:table-cell table:formula="of:=[.D11]*jev" office:value-type="float" office:value="3.93600452428876" calcext:value-type="float">
            <text:p>3.9E+00</text:p>
          </table:table-cell>
          <table:table-cell table:formula="of:=[.E11]*jev" office:value-type="float" office:value="4.42800508982485" calcext:value-type="float">
            <text:p>4.4E+00</text:p>
          </table:table-cell>
          <table:table-cell table:formula="of:=light/[.K11]" office:value-type="float" office:value="951722088888889" calcext:value-type="float">
            <text:p>951.7E+12</text:p>
          </table:table-cell>
          <table:table-cell table:formula="of:=light/[.J11]" office:value-type="float" office:value="1.07068735E+015" calcext:value-type="float">
            <text:p>1.1E+15</text:p>
          </table:table-cell>
          <table:table-cell office:value-type="float" office:value="0.00000028" calcext:value-type="float">
            <text:p>280.0E-09</text:p>
          </table:table-cell>
          <table:table-cell office:value-type="float" office:value="0.000000315" calcext:value-type="float">
            <text:p>315.0E-09</text:p>
          </table:table-cell>
        </table:table-row>
        <table:table-row table:style-name="ro1">
          <table:table-cell office:value-type="string" calcext:value-type="string">
            <text:p>Ultraviolet</text:p>
          </table:table-cell>
          <table:table-cell office:value-type="string" calcext:value-type="string">
            <text:p>NUV</text:p>
          </table:table-cell>
          <table:table-cell office:value-type="string" calcext:value-type="string">
            <text:p>Near ultraviolet</text:p>
          </table:table-cell>
          <table:table-cell table:formula="of:=planck*[.H12]" office:value-type="float" office:value="4.9661145604294E-019" calcext:value-type="float">
            <text:p>496.6E-21</text:p>
          </table:table-cell>
          <table:table-cell table:formula="of:=planck*[.I12]" office:value-type="float" office:value="6.62148608057253E-019" calcext:value-type="float">
            <text:p>662.1E-21</text:p>
          </table:table-cell>
          <table:table-cell table:formula="of:=[.D12]*jev" office:value-type="float" office:value="3.0996035628774" calcext:value-type="float">
            <text:p>3.1E+00</text:p>
          </table:table-cell>
          <table:table-cell table:formula="of:=[.E12]*jev" office:value-type="float" office:value="4.1328047505032" calcext:value-type="float">
            <text:p>4.1E+00</text:p>
          </table:table-cell>
          <table:table-cell table:formula="of:=light/[.K12]" office:value-type="float" office:value="749481145000000" calcext:value-type="float">
            <text:p>749.5E+12</text:p>
          </table:table-cell>
          <table:table-cell table:formula="of:=light/[.J12]" office:value-type="float" office:value="999308193333333" calcext:value-type="float">
            <text:p>999.3E+12</text:p>
          </table:table-cell>
          <table:table-cell office:value-type="float" office:value="0.0000003" calcext:value-type="float">
            <text:p>300.0E-09</text:p>
          </table:table-cell>
          <table:table-cell office:value-type="float" office:value="0.0000004" calcext:value-type="float">
            <text:p>400.0E-09</text:p>
          </table:table-cell>
        </table:table-row>
        <table:table-row table:style-name="ro1">
          <table:table-cell office:value-type="string" calcext:value-type="string">
            <text:p>Ultraviolet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Ultraviolet A</text:p>
          </table:table-cell>
          <table:table-cell table:formula="of:=planck*[.H13]" office:value-type="float" office:value="4.9661145604294E-019" calcext:value-type="float">
            <text:p>496.6E-21</text:p>
          </table:table-cell>
          <table:table-cell table:formula="of:=planck*[.I13]" office:value-type="float" office:value="6.30617721959288E-019" calcext:value-type="float">
            <text:p>630.6E-21</text:p>
          </table:table-cell>
          <table:table-cell table:formula="of:=[.D13]*jev" office:value-type="float" office:value="3.0996035628774" calcext:value-type="float">
            <text:p>3.1E+00</text:p>
          </table:table-cell>
          <table:table-cell table:formula="of:=[.E13]*jev" office:value-type="float" office:value="3.93600452428876" calcext:value-type="float">
            <text:p>3.9E+00</text:p>
          </table:table-cell>
          <table:table-cell table:formula="of:=light/[.K13]" office:value-type="float" office:value="749481145000000" calcext:value-type="float">
            <text:p>749.5E+12</text:p>
          </table:table-cell>
          <table:table-cell table:formula="of:=light/[.J13]" office:value-type="float" office:value="951722088888889" calcext:value-type="float">
            <text:p>951.7E+12</text:p>
          </table:table-cell>
          <table:table-cell office:value-type="float" office:value="0.000000315" calcext:value-type="float">
            <text:p>315.0E-09</text:p>
          </table:table-cell>
          <table:table-cell office:value-type="float" office:value="0.0000004" calcext:value-type="float">
            <text:p>400.0E-09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olet</text:p>
          </table:table-cell>
          <table:table-cell table:formula="of:=planck*[.H14]" office:value-type="float" office:value="4.41432405371502E-019" calcext:value-type="float">
            <text:p>441.4E-21</text:p>
          </table:table-cell>
          <table:table-cell table:formula="of:=planck*[.I14]" office:value-type="float" office:value="5.22748901097831E-019" calcext:value-type="float">
            <text:p>522.7E-21</text:p>
          </table:table-cell>
          <table:table-cell table:formula="of:=[.D14]*jev" office:value-type="float" office:value="2.75520316700213" calcext:value-type="float">
            <text:p>2.8E+00</text:p>
          </table:table-cell>
          <table:table-cell table:formula="of:=[.E14]*jev" office:value-type="float" office:value="3.26274059250252" calcext:value-type="float">
            <text:p>3.3E+00</text:p>
          </table:table-cell>
          <table:table-cell table:formula="of:=light/[.K14]" office:value-type="float" office:value="666205462222222" calcext:value-type="float">
            <text:p>666.2E+12</text:p>
          </table:table-cell>
          <table:table-cell table:formula="of:=light/[.J14]" office:value-type="float" office:value="788927521052632" calcext:value-type="float">
            <text:p>788.9E+12</text:p>
          </table:table-cell>
          <table:table-cell office:value-type="float" office:value="0.00000038" calcext:value-type="float">
            <text:p>380.0E-09</text:p>
          </table:table-cell>
          <table:table-cell office:value-type="float" office:value="0.00000045" calcext:value-type="float">
            <text:p>450.0E-09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lue</text:p>
          </table:table-cell>
          <table:table-cell table:formula="of:=planck*[.H15]" office:value-type="float" office:value="4.09576458592115E-019" calcext:value-type="float">
            <text:p>409.6E-21</text:p>
          </table:table-cell>
          <table:table-cell table:formula="of:=planck*[.I15]" office:value-type="float" office:value="4.41432405371502E-019" calcext:value-type="float">
            <text:p>441.4E-21</text:p>
          </table:table-cell>
          <table:table-cell table:formula="of:=[.D15]*jev" office:value-type="float" office:value="2.5563740724762" calcext:value-type="float">
            <text:p>2.6E+00</text:p>
          </table:table-cell>
          <table:table-cell table:formula="of:=[.E15]*jev" office:value-type="float" office:value="2.75520316700213" calcext:value-type="float">
            <text:p>2.8E+00</text:p>
          </table:table-cell>
          <table:table-cell table:formula="of:=light/[.K15]" office:value-type="float" office:value="618128779381443" calcext:value-type="float">
            <text:p>618.1E+12</text:p>
          </table:table-cell>
          <table:table-cell table:formula="of:=light/[.J15]" office:value-type="float" office:value="666205462222222" calcext:value-type="float">
            <text:p>666.2E+12</text:p>
          </table:table-cell>
          <table:table-cell office:value-type="float" office:value="0.00000045" calcext:value-type="float">
            <text:p>450.0E-09</text:p>
          </table:table-cell>
          <table:table-cell office:value-type="float" office:value="0.000000485" calcext:value-type="float">
            <text:p>485.0E-09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yan</text:p>
          </table:table-cell>
          <table:table-cell table:formula="of:=planck*[.H16]" office:value-type="float" office:value="3.97289164834352E-019" calcext:value-type="float">
            <text:p>397.3E-21</text:p>
          </table:table-cell>
          <table:table-cell table:formula="of:=planck*[.I16]" office:value-type="float" office:value="4.09576458592115E-019" calcext:value-type="float">
            <text:p>409.6E-21</text:p>
          </table:table-cell>
          <table:table-cell table:formula="of:=[.D16]*jev" office:value-type="float" office:value="2.47968285030192" calcext:value-type="float">
            <text:p>2.5E+00</text:p>
          </table:table-cell>
          <table:table-cell table:formula="of:=[.E16]*jev" office:value-type="float" office:value="2.5563740724762" calcext:value-type="float">
            <text:p>2.6E+00</text:p>
          </table:table-cell>
          <table:table-cell table:formula="of:=light/[.K16]" office:value-type="float" office:value="599584916000000" calcext:value-type="float">
            <text:p>599.6E+12</text:p>
          </table:table-cell>
          <table:table-cell table:formula="of:=light/[.J16]" office:value-type="float" office:value="618128779381443" calcext:value-type="float">
            <text:p>618.1E+12</text:p>
          </table:table-cell>
          <table:table-cell office:value-type="float" office:value="0.000000485" calcext:value-type="float">
            <text:p>485.0E-09</text:p>
          </table:table-cell>
          <table:table-cell office:value-type="float" office:value="0.0000005" calcext:value-type="float">
            <text:p>500.0E-09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planck*[.H17]" office:value-type="float" office:value="3.51583331711816E-019" calcext:value-type="float">
            <text:p>351.6E-21</text:p>
          </table:table-cell>
          <table:table-cell table:formula="of:=planck*[.I17]" office:value-type="float" office:value="3.97289164834352E-019" calcext:value-type="float">
            <text:p>397.3E-21</text:p>
          </table:table-cell>
          <table:table-cell table:formula="of:=[.D17]*jev" office:value-type="float" office:value="2.1944096020371" calcext:value-type="float">
            <text:p>2.2E+00</text:p>
          </table:table-cell>
          <table:table-cell table:formula="of:=[.E17]*jev" office:value-type="float" office:value="2.47968285030192" calcext:value-type="float">
            <text:p>2.5E+00</text:p>
          </table:table-cell>
          <table:table-cell table:formula="of:=light/[.K17]" office:value-type="float" office:value="530606120353982" calcext:value-type="float">
            <text:p>530.6E+12</text:p>
          </table:table-cell>
          <table:table-cell table:formula="of:=light/[.J17]" office:value-type="float" office:value="599584916000000" calcext:value-type="float">
            <text:p>599.6E+12</text:p>
          </table:table-cell>
          <table:table-cell office:value-type="float" office:value="0.0000005" calcext:value-type="float">
            <text:p>500.0E-09</text:p>
          </table:table-cell>
          <table:table-cell office:value-type="float" office:value="0.000000565" calcext:value-type="float">
            <text:p>565.0E-09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ellow</text:p>
          </table:table-cell>
          <table:table-cell table:formula="of:=planck*[.H18]" office:value-type="float" office:value="3.36685732910467E-019" calcext:value-type="float">
            <text:p>336.7E-21</text:p>
          </table:table-cell>
          <table:table-cell table:formula="of:=planck*[.I18]" office:value-type="float" office:value="3.51583331711816E-019" calcext:value-type="float">
            <text:p>351.6E-21</text:p>
          </table:table-cell>
          <table:table-cell table:formula="of:=[.D18]*jev" office:value-type="float" office:value="2.10142614432366" calcext:value-type="float">
            <text:p>2.1E+00</text:p>
          </table:table-cell>
          <table:table-cell table:formula="of:=[.E18]*jev" office:value-type="float" office:value="2.1944096020371" calcext:value-type="float">
            <text:p>2.2E+00</text:p>
          </table:table-cell>
          <table:table-cell table:formula="of:=light/[.K18]" office:value-type="float" office:value="508122810169491" calcext:value-type="float">
            <text:p>508.1E+12</text:p>
          </table:table-cell>
          <table:table-cell table:formula="of:=light/[.J18]" office:value-type="float" office:value="530606120353982" calcext:value-type="float">
            <text:p>530.6E+12</text:p>
          </table:table-cell>
          <table:table-cell office:value-type="float" office:value="0.000000565" calcext:value-type="float">
            <text:p>565.0E-09</text:p>
          </table:table-cell>
          <table:table-cell office:value-type="float" office:value="0.00000059" calcext:value-type="float">
            <text:p>590.0E-09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range</text:p>
          </table:table-cell>
          <table:table-cell table:formula="of:=planck*[.H19]" office:value-type="float" office:value="3.17831331867481E-019" calcext:value-type="float">
            <text:p>317.8E-21</text:p>
          </table:table-cell>
          <table:table-cell table:formula="of:=planck*[.I19]" office:value-type="float" office:value="3.36685732910467E-019" calcext:value-type="float">
            <text:p>336.7E-21</text:p>
          </table:table-cell>
          <table:table-cell table:formula="of:=[.D19]*jev" office:value-type="float" office:value="1.98374628024153" calcext:value-type="float">
            <text:p>2.0E+00</text:p>
          </table:table-cell>
          <table:table-cell table:formula="of:=[.E19]*jev" office:value-type="float" office:value="2.10142614432366" calcext:value-type="float">
            <text:p>2.1E+00</text:p>
          </table:table-cell>
          <table:table-cell table:formula="of:=light/[.K19]" office:value-type="float" office:value="479667932800000" calcext:value-type="float">
            <text:p>479.7E+12</text:p>
          </table:table-cell>
          <table:table-cell table:formula="of:=light/[.J19]" office:value-type="float" office:value="508122810169491" calcext:value-type="float">
            <text:p>508.1E+12</text:p>
          </table:table-cell>
          <table:table-cell office:value-type="float" office:value="0.00000059" calcext:value-type="float">
            <text:p>590.0E-09</text:p>
          </table:table-cell>
          <table:table-cell office:value-type="float" office:value="0.000000625" calcext:value-type="float">
            <text:p>625.0E-09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planck*[.H20]" office:value-type="float" office:value="2.61374450548916E-019" calcext:value-type="float">
            <text:p>261.4E-21</text:p>
          </table:table-cell>
          <table:table-cell table:formula="of:=planck*[.I20]" office:value-type="float" office:value="3.17831331867481E-019" calcext:value-type="float">
            <text:p>317.8E-21</text:p>
          </table:table-cell>
          <table:table-cell table:formula="of:=[.D20]*jev" office:value-type="float" office:value="1.63137029625126" calcext:value-type="float">
            <text:p>1.6E+00</text:p>
          </table:table-cell>
          <table:table-cell table:formula="of:=[.E20]*jev" office:value-type="float" office:value="1.98374628024153" calcext:value-type="float">
            <text:p>2.0E+00</text:p>
          </table:table-cell>
          <table:table-cell table:formula="of:=light/[.K20]" office:value-type="float" office:value="394463760526316" calcext:value-type="float">
            <text:p>394.5E+12</text:p>
          </table:table-cell>
          <table:table-cell table:formula="of:=light/[.J20]" office:value-type="float" office:value="479667932800000" calcext:value-type="float">
            <text:p>479.7E+12</text:p>
          </table:table-cell>
          <table:table-cell office:value-type="float" office:value="0.000000625" calcext:value-type="float">
            <text:p>625.0E-09</text:p>
          </table:table-cell>
          <table:table-cell office:value-type="float" office:value="0.00000076" calcext:value-type="float">
            <text:p>760.0E-09</text:p>
          </table:table-cell>
        </table:table-row>
        <table:table-row table:style-name="ro1">
          <table:table-cell office:value-type="string" calcext:value-type="string">
            <text:p>Infrared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Near infrared</text:p>
          </table:table-cell>
          <table:table-cell table:formula="of:=planck*[.H21]" office:value-type="float" office:value="1.4188898744084E-019" calcext:value-type="float">
            <text:p>141.9E-21</text:p>
          </table:table-cell>
          <table:table-cell table:formula="of:=planck*[.I21]" office:value-type="float" office:value="2.61374450548916E-019" calcext:value-type="float">
            <text:p>261.4E-21</text:p>
          </table:table-cell>
          <table:table-cell table:formula="of:=[.D21]*jev" office:value-type="float" office:value="0.885601017964971" calcext:value-type="float">
            <text:p>885.6E-03</text:p>
          </table:table-cell>
          <table:table-cell table:formula="of:=[.E21]*jev" office:value-type="float" office:value="1.63137029625126" calcext:value-type="float">
            <text:p>1.6E+00</text:p>
          </table:table-cell>
          <table:table-cell table:formula="of:=light/[.K21]" office:value-type="float" office:value="214137470000000" calcext:value-type="float">
            <text:p>214.1E+12</text:p>
          </table:table-cell>
          <table:table-cell table:formula="of:=light/[.J21]" office:value-type="float" office:value="394463760526316" calcext:value-type="float">
            <text:p>394.5E+12</text:p>
          </table:table-cell>
          <table:table-cell office:value-type="float" office:value="0.00000076" calcext:value-type="float">
            <text:p>760.0E-09</text:p>
          </table:table-cell>
          <table:table-cell office:value-type="float" office:value="0.0000014" calcext:value-type="float">
            <text:p>1.4E-06</text:p>
          </table:table-cell>
        </table:table-row>
        <table:table-row table:style-name="ro1">
          <table:table-cell office:value-type="string" calcext:value-type="string">
            <text:p>Infrared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Mid infrared</text:p>
          </table:table-cell>
          <table:table-cell table:formula="of:=planck*[.H22]" office:value-type="float" office:value="6.62148608057253E-020" calcext:value-type="float">
            <text:p>66.2E-21</text:p>
          </table:table-cell>
          <table:table-cell table:formula="of:=planck*[.I22]" office:value-type="float" office:value="1.4188898744084E-019" calcext:value-type="float">
            <text:p>141.9E-21</text:p>
          </table:table-cell>
          <table:table-cell table:formula="of:=[.D22]*jev" office:value-type="float" office:value="0.41328047505032" calcext:value-type="float">
            <text:p>413.3E-03</text:p>
          </table:table-cell>
          <table:table-cell table:formula="of:=[.E22]*jev" office:value-type="float" office:value="0.885601017964971" calcext:value-type="float">
            <text:p>885.6E-03</text:p>
          </table:table-cell>
          <table:table-cell table:formula="of:=light/[.K22]" office:value-type="float" office:value="99930819333333.3" calcext:value-type="float">
            <text:p>99.9E+12</text:p>
          </table:table-cell>
          <table:table-cell table:formula="of:=light/[.J22]" office:value-type="float" office:value="214137470000000" calcext:value-type="float">
            <text:p>214.1E+12</text:p>
          </table:table-cell>
          <table:table-cell office:value-type="float" office:value="0.0000014" calcext:value-type="float">
            <text:p>1.4E-06</text:p>
          </table:table-cell>
          <table:table-cell office:value-type="float" office:value="0.000003" calcext:value-type="float">
            <text:p>3.0E-06</text:p>
          </table:table-cell>
        </table:table-row>
        <table:table-row table:style-name="ro1">
          <table:table-cell office:value-type="string" calcext:value-type="string">
            <text:p>Infrared</text:p>
          </table:table-cell>
          <table:table-cell office:value-type="string" calcext:value-type="string">
            <text:p>FIR</text:p>
          </table:table-cell>
          <table:table-cell office:value-type="string" calcext:value-type="string">
            <text:p>Far infrared</text:p>
          </table:table-cell>
          <table:table-cell table:formula="of:=planck*[.H23]" office:value-type="float" office:value="1.98644582417176E-022" calcext:value-type="float">
            <text:p>198.6E-24</text:p>
          </table:table-cell>
          <table:table-cell table:formula="of:=planck*[.I23]" office:value-type="float" office:value="6.62148608057253E-020" calcext:value-type="float">
            <text:p>66.2E-21</text:p>
          </table:table-cell>
          <table:table-cell table:formula="of:=[.D23]*jev" office:value-type="float" office:value="0.00123984142515096" calcext:value-type="float">
            <text:p>1.2E-03</text:p>
          </table:table-cell>
          <table:table-cell table:formula="of:=[.E23]*jev" office:value-type="float" office:value="0.41328047505032" calcext:value-type="float">
            <text:p>413.3E-03</text:p>
          </table:table-cell>
          <table:table-cell table:formula="of:=light/[.K23]" office:value-type="float" office:value="299792458000" calcext:value-type="float">
            <text:p>299.8E+09</text:p>
          </table:table-cell>
          <table:table-cell table:formula="of:=light/[.J23]" office:value-type="float" office:value="99930819333333.3" calcext:value-type="float">
            <text:p>99.9E+12</text:p>
          </table:table-cell>
          <table:table-cell office:value-type="float" office:value="0.000003" calcext:value-type="float">
            <text:p>3.0E-06</text:p>
          </table:table-cell>
          <table:table-cell office:value-type="float" office:value="0.001" calcext:value-type="float">
            <text:p>1.0E-03</text:p>
          </table:table-cell>
        </table:table-row>
        <table:table-row table:style-name="ro1">
          <table:table-cell office:value-type="string" calcext:value-type="string">
            <text:p>Microwave</text:p>
          </table:table-cell>
          <table:table-cell table:number-columns-repeated="2" office:value-type="string" calcext:value-type="string">
            <text:p>W</text:p>
          </table:table-cell>
          <table:table-cell table:formula="of:=planck*[.H24]" office:value-type="float" office:value="3.71298284891917E-023" calcext:value-type="float">
            <text:p>37.1E-24</text:p>
          </table:table-cell>
          <table:table-cell table:formula="of:=planck*[.I24]" office:value-type="float" office:value="6.62148608057253E-023" calcext:value-type="float">
            <text:p>66.2E-24</text:p>
          </table:table-cell>
          <table:table-cell table:formula="of:=[.D24]*jev" office:value-type="float" office:value="0.00023174606077588" calcext:value-type="float">
            <text:p>231.7E-06</text:p>
          </table:table-cell>
          <table:table-cell table:formula="of:=[.E24]*jev" office:value-type="float" office:value="0.00041328047505032" calcext:value-type="float">
            <text:p>413.3E-06</text:p>
          </table:table-cell>
          <table:table-cell table:formula="of:=light/[.K24]" office:value-type="float" office:value="56035973457.9439" calcext:value-type="float">
            <text:p>56.0E+09</text:p>
          </table:table-cell>
          <table:table-cell table:formula="of:=light/[.J24]" office:value-type="float" office:value="99930819333.3333" calcext:value-type="float">
            <text:p>99.9E+09</text:p>
          </table:table-cell>
          <table:table-cell office:value-type="float" office:value="0.003" calcext:value-type="float">
            <text:p>3.0E-03</text:p>
          </table:table-cell>
          <table:table-cell office:value-type="float" office:value="0.00535" calcext:value-type="float">
            <text:p>5.4E-03</text:p>
          </table:table-cell>
        </table:table-row>
        <table:table-row table:style-name="ro1">
          <table:table-cell office:value-type="string" calcext:value-type="string">
            <text:p>Microwave</text:p>
          </table:table-cell>
          <table:table-cell table:number-columns-repeated="2" office:value-type="string" calcext:value-type="string">
            <text:p>V</text:p>
          </table:table-cell>
          <table:table-cell table:formula="of:=planck*[.H25]" office:value-type="float" office:value="3.04669604934319E-023" calcext:value-type="float">
            <text:p>30.5E-24</text:p>
          </table:table-cell>
          <table:table-cell table:formula="of:=planck*[.I25]" office:value-type="float" office:value="3.71298284891917E-023" calcext:value-type="float">
            <text:p>37.1E-24</text:p>
          </table:table-cell>
          <table:table-cell table:formula="of:=[.D25]*jev" office:value-type="float" office:value="0.000190159727783889" calcext:value-type="float">
            <text:p>190.2E-06</text:p>
          </table:table-cell>
          <table:table-cell table:formula="of:=[.E25]*jev" office:value-type="float" office:value="0.00023174606077588" calcext:value-type="float">
            <text:p>231.7E-06</text:p>
          </table:table-cell>
          <table:table-cell table:formula="of:=light/[.K25]" office:value-type="float" office:value="45980438343.5583" calcext:value-type="float">
            <text:p>46.0E+09</text:p>
          </table:table-cell>
          <table:table-cell table:formula="of:=light/[.J25]" office:value-type="float" office:value="56035973457.9439" calcext:value-type="float">
            <text:p>56.0E+09</text:p>
          </table:table-cell>
          <table:table-cell office:value-type="float" office:value="0.00535" calcext:value-type="float">
            <text:p>5.4E-03</text:p>
          </table:table-cell>
          <table:table-cell office:value-type="float" office:value="0.00652" calcext:value-type="float">
            <text:p>6.5E-03</text:p>
          </table:table-cell>
        </table:table-row>
        <table:table-row table:style-name="ro1">
          <table:table-cell office:value-type="string" calcext:value-type="string">
            <text:p>Microwave</text:p>
          </table:table-cell>
          <table:table-cell table:number-columns-repeated="2" office:value-type="string" calcext:value-type="string">
            <text:p>Q</text:p>
          </table:table-cell>
          <table:table-cell table:formula="of:=planck*[.H26]" office:value-type="float" office:value="2.38468886455193E-023" calcext:value-type="float">
            <text:p>23.8E-24</text:p>
          </table:table-cell>
          <table:table-cell table:formula="of:=planck*[.I26]" office:value-type="float" office:value="3.04669604934319E-023" calcext:value-type="float">
            <text:p>30.5E-24</text:p>
          </table:table-cell>
          <table:table-cell table:formula="of:=[.D26]*jev" office:value-type="float" office:value="0.000148840507221003" calcext:value-type="float">
            <text:p>148.8E-06</text:p>
          </table:table-cell>
          <table:table-cell table:formula="of:=[.E26]*jev" office:value-type="float" office:value="0.000190159727783889" calcext:value-type="float">
            <text:p>190.2E-06</text:p>
          </table:table-cell>
          <table:table-cell table:formula="of:=light/[.K26]" office:value-type="float" office:value="35989490756.3025" calcext:value-type="float">
            <text:p>36.0E+09</text:p>
          </table:table-cell>
          <table:table-cell table:formula="of:=light/[.J26]" office:value-type="float" office:value="45980438343.5583" calcext:value-type="float">
            <text:p>46.0E+09</text:p>
          </table:table-cell>
          <table:table-cell office:value-type="float" office:value="0.00652" calcext:value-type="float">
            <text:p>6.5E-03</text:p>
          </table:table-cell>
          <table:table-cell office:value-type="float" office:value="0.00833" calcext:value-type="float">
            <text:p>8.3E-03</text:p>
          </table:table-cell>
        </table:table-row>
        <table:table-row table:style-name="ro1">
          <table:table-cell office:value-type="string" calcext:value-type="string">
            <text:p>Microwave</text:p>
          </table:table-cell>
          <table:table-cell table:number-columns-repeated="2" office:value-type="string" calcext:value-type="string">
            <text:p>K</text:p>
          </table:table-cell>
          <table:table-cell table:formula="of:=planck*[.H27]" office:value-type="float" office:value="7.22343936062458E-024" calcext:value-type="float">
            <text:p>7.2E-24</text:p>
          </table:table-cell>
          <table:table-cell table:formula="of:=planck*[.I27]" office:value-type="float" office:value="2.38468886455193E-023" calcext:value-type="float">
            <text:p>23.8E-24</text:p>
          </table:table-cell>
          <table:table-cell table:formula="of:=[.D27]*jev" office:value-type="float" office:value="0.0000450851427327621" calcext:value-type="float">
            <text:p>45.1E-06</text:p>
          </table:table-cell>
          <table:table-cell table:formula="of:=[.E27]*jev" office:value-type="float" office:value="0.000148840507221003" calcext:value-type="float">
            <text:p>148.8E-06</text:p>
          </table:table-cell>
          <table:table-cell table:formula="of:=light/[.K27]" office:value-type="float" office:value="10901543927.2727" calcext:value-type="float">
            <text:p>10.9E+09</text:p>
          </table:table-cell>
          <table:table-cell table:formula="of:=light/[.J27]" office:value-type="float" office:value="35989490756.3025" calcext:value-type="float">
            <text:p>36.0E+09</text:p>
          </table:table-cell>
          <table:table-cell office:value-type="float" office:value="0.00833" calcext:value-type="float">
            <text:p>8.3E-03</text:p>
          </table:table-cell>
          <table:table-cell office:value-type="float" office:value="0.0275" calcext:value-type="float">
            <text:p>27.5E-03</text:p>
          </table:table-cell>
        </table:table-row>
        <table:table-row table:style-name="ro1">
          <table:table-cell office:value-type="string" calcext:value-type="string">
            <text:p>Microwave</text:p>
          </table:table-cell>
          <table:table-cell table:number-columns-repeated="2" office:value-type="string" calcext:value-type="string">
            <text:p>X</text:p>
          </table:table-cell>
          <table:table-cell table:formula="of:=planck*[.H28]" office:value-type="float" office:value="3.44271373339993E-024" calcext:value-type="float">
            <text:p>3.4E-24</text:p>
          </table:table-cell>
          <table:table-cell table:formula="of:=planck*[.I28]" office:value-type="float" office:value="7.22343936062458E-024" calcext:value-type="float">
            <text:p>7.2E-24</text:p>
          </table:table-cell>
          <table:table-cell table:formula="of:=[.D28]*jev" office:value-type="float" office:value="0.0000214877196733268" calcext:value-type="float">
            <text:p>21.5E-06</text:p>
          </table:table-cell>
          <table:table-cell table:formula="of:=[.E28]*jev" office:value-type="float" office:value="0.0000450851427327621" calcext:value-type="float">
            <text:p>45.1E-06</text:p>
          </table:table-cell>
          <table:table-cell table:formula="of:=light/[.K28]" office:value-type="float" office:value="5195709844.0208" calcext:value-type="float">
            <text:p>5.2E+09</text:p>
          </table:table-cell>
          <table:table-cell table:formula="of:=light/[.J28]" office:value-type="float" office:value="10901543927.2727" calcext:value-type="float">
            <text:p>10.9E+09</text:p>
          </table:table-cell>
          <table:table-cell office:value-type="float" office:value="0.0275" calcext:value-type="float">
            <text:p>27.5E-03</text:p>
          </table:table-cell>
          <table:table-cell office:value-type="float" office:value="0.0577" calcext:value-type="float">
            <text:p>57.7E-03</text:p>
          </table:table-cell>
        </table:table-row>
        <table:table-row table:style-name="ro1">
          <table:table-cell office:value-type="string" calcext:value-type="string">
            <text:p>Microwave</text:p>
          </table:table-cell>
          <table:table-cell table:number-columns-repeated="2" office:value-type="string" calcext:value-type="string">
            <text:p>C</text:p>
          </table:table-cell>
          <table:table-cell table:formula="of:=planck*[.H29]" office:value-type="float" office:value="2.58315451777862E-024" calcext:value-type="float">
            <text:p>2.6E-24</text:p>
          </table:table-cell>
          <table:table-cell table:formula="of:=planck*[.I29]" office:value-type="float" office:value="4.10422690944578E-024" calcext:value-type="float">
            <text:p>4.1E-24</text:p>
          </table:table-cell>
          <table:table-cell table:formula="of:=[.D29]*jev" office:value-type="float" office:value="0.0000161227753595703" calcext:value-type="float">
            <text:p>16.1E-06</text:p>
          </table:table-cell>
          <table:table-cell table:formula="of:=[.E29]*jev" office:value-type="float" office:value="0.0000256165583708876" calcext:value-type="float">
            <text:p>25.6E-06</text:p>
          </table:table-cell>
          <table:table-cell table:formula="of:=light/[.K29]" office:value-type="float" office:value="3898471495.44863" calcext:value-type="float">
            <text:p>3.9E+09</text:p>
          </table:table-cell>
          <table:table-cell table:formula="of:=light/[.J29]" office:value-type="float" office:value="6194059049.58678" calcext:value-type="float">
            <text:p>6.2E+09</text:p>
          </table:table-cell>
          <table:table-cell office:value-type="float" office:value="0.0484" calcext:value-type="float">
            <text:p>48.4E-03</text:p>
          </table:table-cell>
          <table:table-cell office:value-type="float" office:value="0.0769" calcext:value-type="float">
            <text:p>76.9E-03</text:p>
          </table:table-cell>
        </table:table-row>
        <table:table-row table:style-name="ro1">
          <table:table-cell office:value-type="string" calcext:value-type="string">
            <text:p>Microwave</text:p>
          </table:table-cell>
          <table:table-cell table:number-columns-repeated="2" office:value-type="string" calcext:value-type="string">
            <text:p>S</text:p>
          </table:table-cell>
          <table:table-cell table:formula="of:=planck*[.H30]" office:value-type="float" office:value="1.02924654102164E-024" calcext:value-type="float">
            <text:p>1.0E-24</text:p>
          </table:table-cell>
          <table:table-cell table:formula="of:=planck*[.I30]" office:value-type="float" office:value="3.44271373339993E-024" calcext:value-type="float">
            <text:p>3.4E-24</text:p>
          </table:table-cell>
          <table:table-cell table:formula="of:=[.D30]*jev" office:value-type="float" office:value="0.00000642404883497906" calcext:value-type="float">
            <text:p>6.4E-06</text:p>
          </table:table-cell>
          <table:table-cell table:formula="of:=[.E30]*jev" office:value-type="float" office:value="0.0000214877196733268" calcext:value-type="float">
            <text:p>21.5E-06</text:p>
          </table:table-cell>
          <table:table-cell table:formula="of:=light/[.K30]" office:value-type="float" office:value="1553328797.92746" calcext:value-type="float">
            <text:p>1.6E+09</text:p>
          </table:table-cell>
          <table:table-cell table:formula="of:=light/[.J30]" office:value-type="float" office:value="5195709844.0208" calcext:value-type="float">
            <text:p>5.2E+09</text:p>
          </table:table-cell>
          <table:table-cell office:value-type="float" office:value="0.0577" calcext:value-type="float">
            <text:p>57.7E-03</text:p>
          </table:table-cell>
          <table:table-cell office:value-type="float" office:value="0.193" calcext:value-type="float">
            <text:p>193.0E-03</text:p>
          </table:table-cell>
        </table:table-row>
        <table:table-row table:style-name="ro1">
          <table:table-cell office:value-type="string" calcext:value-type="string">
            <text:p>Microwave</text:p>
          </table:table-cell>
          <table:table-cell table:number-columns-repeated="2" office:value-type="string" calcext:value-type="string">
            <text:p>L</text:p>
          </table:table-cell>
          <table:table-cell table:formula="of:=planck*[.H31]" office:value-type="float" office:value="2.58315451777862E-025" calcext:value-type="float">
            <text:p>258.3E-27</text:p>
          </table:table-cell>
          <table:table-cell table:formula="of:=planck*[.I31]" office:value-type="float" office:value="1.02924654102164E-024" calcext:value-type="float">
            <text:p>1.0E-24</text:p>
          </table:table-cell>
          <table:table-cell table:formula="of:=[.D31]*jev" office:value-type="float" office:value="0.00000161227753595703" calcext:value-type="float">
            <text:p>1.6E-06</text:p>
          </table:table-cell>
          <table:table-cell table:formula="of:=[.E31]*jev" office:value-type="float" office:value="0.00000642404883497906" calcext:value-type="float">
            <text:p>6.4E-06</text:p>
          </table:table-cell>
          <table:table-cell table:formula="of:=light/[.K31]" office:value-type="float" office:value="389847149.544863" calcext:value-type="float">
            <text:p>389.8E+06</text:p>
          </table:table-cell>
          <table:table-cell table:formula="of:=light/[.J31]" office:value-type="float" office:value="1553328797.92746" calcext:value-type="float">
            <text:p>1.6E+09</text:p>
          </table:table-cell>
          <table:table-cell office:value-type="float" office:value="0.193" calcext:value-type="float">
            <text:p>193.0E-03</text:p>
          </table:table-cell>
          <table:table-cell office:value-type="float" office:value="0.769" calcext:value-type="float">
            <text:p>769.0E-03</text:p>
          </table:table-cell>
        </table:table-row>
        <table:table-row table:style-name="ro1">
          <table:table-cell office:value-type="string" calcext:value-type="string">
            <text:p>Microwave</text:p>
          </table:table-cell>
          <table:table-cell table:number-columns-repeated="2" office:value-type="string" calcext:value-type="string">
            <text:p>P</text:p>
          </table:table-cell>
          <table:table-cell table:formula="of:=planck*[.H32]" office:value-type="float" office:value="1.49356828885095E-025" calcext:value-type="float">
            <text:p>149.4E-27</text:p>
          </table:table-cell>
          <table:table-cell table:formula="of:=planck*[.I32]" office:value-type="float" office:value="2.58315451777862E-025" calcext:value-type="float">
            <text:p>258.3E-27</text:p>
          </table:table-cell>
          <table:table-cell table:formula="of:=[.D32]*jev" office:value-type="float" office:value="0.000000932211597857864" calcext:value-type="float">
            <text:p>932.2E-09</text:p>
          </table:table-cell>
          <table:table-cell table:formula="of:=[.E32]*jev" office:value-type="float" office:value="0.00000161227753595703" calcext:value-type="float">
            <text:p>1.6E-06</text:p>
          </table:table-cell>
          <table:table-cell table:formula="of:=light/[.K32]" office:value-type="float" office:value="225407863.157895" calcext:value-type="float">
            <text:p>225.4E+06</text:p>
          </table:table-cell>
          <table:table-cell table:formula="of:=light/[.J32]" office:value-type="float" office:value="389847149.544863" calcext:value-type="float">
            <text:p>389.8E+06</text:p>
          </table:table-cell>
          <table:table-cell office:value-type="float" office:value="0.769" calcext:value-type="float">
            <text:p>769.0E-03</text:p>
          </table:table-cell>
          <table:table-cell office:value-type="float" office:value="1.33" calcext:value-type="float">
            <text:p>1.3E+00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EHF</text:p>
          </table:table-cell>
          <table:table-cell office:value-type="string" calcext:value-type="string">
            <text:p>Extremely high frequency</text:p>
          </table:table-cell>
          <table:table-cell table:formula="of:=planck*[.H33]" office:value-type="float" office:value="1.98644582417176E-023" calcext:value-type="float">
            <text:p>19.9E-24</text:p>
          </table:table-cell>
          <table:table-cell table:formula="of:=planck*[.I33]" office:value-type="float" office:value="1.98644582417176E-022" calcext:value-type="float">
            <text:p>198.6E-24</text:p>
          </table:table-cell>
          <table:table-cell table:formula="of:=[.D33]*jev" office:value-type="float" office:value="0.000123984142515096" calcext:value-type="float">
            <text:p>124.0E-06</text:p>
          </table:table-cell>
          <table:table-cell table:formula="of:=[.E33]*jev" office:value-type="float" office:value="0.00123984142515096" calcext:value-type="float">
            <text:p>1.2E-03</text:p>
          </table:table-cell>
          <table:table-cell table:formula="of:=light/[.K33]" office:value-type="float" office:value="29979245800" calcext:value-type="float">
            <text:p>30.0E+09</text:p>
          </table:table-cell>
          <table:table-cell table:formula="of:=light/[.J33]" office:value-type="float" office:value="299792458000" calcext:value-type="float">
            <text:p>299.8E+09</text:p>
          </table:table-cell>
          <table:table-cell office:value-type="float" office:value="0.001" calcext:value-type="float">
            <text:p>1.0E-03</text:p>
          </table:table-cell>
          <table:table-cell office:value-type="float" office:value="0.01" calcext:value-type="float">
            <text:p>10.0E-03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SHF</text:p>
          </table:table-cell>
          <table:table-cell office:value-type="string" calcext:value-type="string">
            <text:p>Super high frequency</text:p>
          </table:table-cell>
          <table:table-cell table:formula="of:=planck*[.H34]" office:value-type="float" office:value="1.98644582417176E-024" calcext:value-type="float">
            <text:p>2.0E-24</text:p>
          </table:table-cell>
          <table:table-cell table:formula="of:=planck*[.I34]" office:value-type="float" office:value="1.98644582417176E-023" calcext:value-type="float">
            <text:p>19.9E-24</text:p>
          </table:table-cell>
          <table:table-cell table:formula="of:=[.D34]*jev" office:value-type="float" office:value="0.0000123984142515096" calcext:value-type="float">
            <text:p>12.4E-06</text:p>
          </table:table-cell>
          <table:table-cell table:formula="of:=[.E34]*jev" office:value-type="float" office:value="0.000123984142515096" calcext:value-type="float">
            <text:p>124.0E-06</text:p>
          </table:table-cell>
          <table:table-cell table:formula="of:=light/[.K34]" office:value-type="float" office:value="2997924580" calcext:value-type="float">
            <text:p>3.0E+09</text:p>
          </table:table-cell>
          <table:table-cell table:formula="of:=light/[.J34]" office:value-type="float" office:value="29979245800" calcext:value-type="float">
            <text:p>30.0E+09</text:p>
          </table:table-cell>
          <table:table-cell office:value-type="float" office:value="0.01" calcext:value-type="float">
            <text:p>10.0E-03</text:p>
          </table:table-cell>
          <table:table-cell office:value-type="float" office:value="0.1" calcext:value-type="float">
            <text:p>100.0E-03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UHF</text:p>
          </table:table-cell>
          <table:table-cell office:value-type="string" calcext:value-type="string">
            <text:p>Ultra high frequency</text:p>
          </table:table-cell>
          <table:table-cell table:formula="of:=planck*[.H35]" office:value-type="float" office:value="1.98644582417176E-025" calcext:value-type="float">
            <text:p>198.6E-27</text:p>
          </table:table-cell>
          <table:table-cell table:formula="of:=planck*[.I35]" office:value-type="float" office:value="1.98644582417176E-024" calcext:value-type="float">
            <text:p>2.0E-24</text:p>
          </table:table-cell>
          <table:table-cell table:formula="of:=[.D35]*jev" office:value-type="float" office:value="0.00000123984142515096" calcext:value-type="float">
            <text:p>1.2E-06</text:p>
          </table:table-cell>
          <table:table-cell table:formula="of:=[.E35]*jev" office:value-type="float" office:value="0.0000123984142515096" calcext:value-type="float">
            <text:p>12.4E-06</text:p>
          </table:table-cell>
          <table:table-cell table:formula="of:=light/[.K35]" office:value-type="float" office:value="299792458" calcext:value-type="float">
            <text:p>299.8E+06</text:p>
          </table:table-cell>
          <table:table-cell table:formula="of:=light/[.J35]" office:value-type="float" office:value="2997924580" calcext:value-type="float">
            <text:p>3.0E+09</text:p>
          </table:table-cell>
          <table:table-cell office:value-type="float" office:value="0.1" calcext:value-type="float">
            <text:p>100.0E-03</text:p>
          </table:table-cell>
          <table:table-cell office:value-type="float" office:value="1" calcext:value-type="float">
            <text:p>1.0E+00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VHF</text:p>
          </table:table-cell>
          <table:table-cell office:value-type="string" calcext:value-type="string">
            <text:p>Very high frequency</text:p>
          </table:table-cell>
          <table:table-cell table:formula="of:=planck*[.H36]" office:value-type="float" office:value="1.98644582417176E-026" calcext:value-type="float">
            <text:p>19.9E-27</text:p>
          </table:table-cell>
          <table:table-cell table:formula="of:=planck*[.I36]" office:value-type="float" office:value="1.98644582417176E-025" calcext:value-type="float">
            <text:p>198.6E-27</text:p>
          </table:table-cell>
          <table:table-cell table:formula="of:=[.D36]*jev" office:value-type="float" office:value="0.000000123984142515096" calcext:value-type="float">
            <text:p>124.0E-09</text:p>
          </table:table-cell>
          <table:table-cell table:formula="of:=[.E36]*jev" office:value-type="float" office:value="0.00000123984142515096" calcext:value-type="float">
            <text:p>1.2E-06</text:p>
          </table:table-cell>
          <table:table-cell table:formula="of:=light/[.K36]" office:value-type="float" office:value="29979245.8" calcext:value-type="float">
            <text:p>30.0E+06</text:p>
          </table:table-cell>
          <table:table-cell table:formula="of:=light/[.J36]" office:value-type="float" office:value="299792458" calcext:value-type="float">
            <text:p>299.8E+06</text:p>
          </table:table-cell>
          <table:table-cell office:value-type="float" office:value="1" calcext:value-type="float">
            <text:p>1.0E+00</text:p>
          </table:table-cell>
          <table:table-cell office:value-type="float" office:value="10" calcext:value-type="float">
            <text:p>10.0E+00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igh frequency</text:p>
          </table:table-cell>
          <table:table-cell table:formula="of:=planck*[.H37]" office:value-type="float" office:value="1.98644582417176E-027" calcext:value-type="float">
            <text:p>2.0E-27</text:p>
          </table:table-cell>
          <table:table-cell table:formula="of:=planck*[.I37]" office:value-type="float" office:value="1.98644582417176E-026" calcext:value-type="float">
            <text:p>19.9E-27</text:p>
          </table:table-cell>
          <table:table-cell table:formula="of:=[.D37]*jev" office:value-type="float" office:value="0.0000000123984142515096" calcext:value-type="float">
            <text:p>12.4E-09</text:p>
          </table:table-cell>
          <table:table-cell table:formula="of:=[.E37]*jev" office:value-type="float" office:value="0.000000123984142515096" calcext:value-type="float">
            <text:p>124.0E-09</text:p>
          </table:table-cell>
          <table:table-cell table:formula="of:=light/[.K37]" office:value-type="float" office:value="2997924.58" calcext:value-type="float">
            <text:p>3.0E+06</text:p>
          </table:table-cell>
          <table:table-cell table:formula="of:=light/[.J37]" office:value-type="float" office:value="29979245.8" calcext:value-type="float">
            <text:p>30.0E+06</text:p>
          </table:table-cell>
          <table:table-cell office:value-type="float" office:value="10" calcext:value-type="float">
            <text:p>10.0E+00</text:p>
          </table:table-cell>
          <table:table-cell office:value-type="float" office:value="100" calcext:value-type="float">
            <text:p>100.0E+00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edium frequency</text:p>
          </table:table-cell>
          <table:table-cell table:formula="of:=planck*[.H38]" office:value-type="float" office:value="1.98644582417176E-028" calcext:value-type="float">
            <text:p>198.6E-30</text:p>
          </table:table-cell>
          <table:table-cell table:formula="of:=planck*[.I38]" office:value-type="float" office:value="1.98644582417176E-027" calcext:value-type="float">
            <text:p>2.0E-27</text:p>
          </table:table-cell>
          <table:table-cell table:formula="of:=[.D38]*jev" office:value-type="float" office:value="0.00000000123984142515096" calcext:value-type="float">
            <text:p>1.2E-09</text:p>
          </table:table-cell>
          <table:table-cell table:formula="of:=[.E38]*jev" office:value-type="float" office:value="0.0000000123984142515096" calcext:value-type="float">
            <text:p>12.4E-09</text:p>
          </table:table-cell>
          <table:table-cell table:formula="of:=light/[.K38]" office:value-type="float" office:value="299792.458" calcext:value-type="float">
            <text:p>299.8E+03</text:p>
          </table:table-cell>
          <table:table-cell table:formula="of:=light/[.J38]" office:value-type="float" office:value="2997924.58" calcext:value-type="float">
            <text:p>3.0E+06</text:p>
          </table:table-cell>
          <table:table-cell office:value-type="float" office:value="100" calcext:value-type="float">
            <text:p>100.0E+00</text:p>
          </table:table-cell>
          <table:table-cell office:value-type="float" office:value="1000" calcext:value-type="float">
            <text:p>1.0E+03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Low frequency</text:p>
          </table:table-cell>
          <table:table-cell table:formula="of:=planck*[.H39]" office:value-type="float" office:value="1.98644582417176E-029" calcext:value-type="float">
            <text:p>19.9E-30</text:p>
          </table:table-cell>
          <table:table-cell table:formula="of:=planck*[.I39]" office:value-type="float" office:value="1.98644582417176E-028" calcext:value-type="float">
            <text:p>198.6E-30</text:p>
          </table:table-cell>
          <table:table-cell table:formula="of:=[.D39]*jev" office:value-type="float" office:value="0.000000000123984142515096" calcext:value-type="float">
            <text:p>124.0E-12</text:p>
          </table:table-cell>
          <table:table-cell table:formula="of:=[.E39]*jev" office:value-type="float" office:value="0.00000000123984142515096" calcext:value-type="float">
            <text:p>1.2E-09</text:p>
          </table:table-cell>
          <table:table-cell table:formula="of:=light/[.K39]" office:value-type="float" office:value="29979.2458" calcext:value-type="float">
            <text:p>30.0E+03</text:p>
          </table:table-cell>
          <table:table-cell table:formula="of:=light/[.J39]" office:value-type="float" office:value="299792.458" calcext:value-type="float">
            <text:p>299.8E+03</text:p>
          </table:table-cell>
          <table:table-cell office:value-type="float" office:value="1000" calcext:value-type="float">
            <text:p>1.0E+03</text:p>
          </table:table-cell>
          <table:table-cell office:value-type="float" office:value="10000" calcext:value-type="float">
            <text:p>10.0E+03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VLF</text:p>
          </table:table-cell>
          <table:table-cell office:value-type="string" calcext:value-type="string">
            <text:p>Very low frequency</text:p>
          </table:table-cell>
          <table:table-cell table:formula="of:=planck*[.H40]" office:value-type="float" office:value="1.98644582417176E-030" calcext:value-type="float">
            <text:p>2.0E-30</text:p>
          </table:table-cell>
          <table:table-cell table:formula="of:=planck*[.I40]" office:value-type="float" office:value="1.98644582417176E-029" calcext:value-type="float">
            <text:p>19.9E-30</text:p>
          </table:table-cell>
          <table:table-cell table:formula="of:=[.D40]*jev" office:value-type="float" office:value="0.0000000000123984142515096" calcext:value-type="float">
            <text:p>12.4E-12</text:p>
          </table:table-cell>
          <table:table-cell table:formula="of:=[.E40]*jev" office:value-type="float" office:value="0.000000000123984142515096" calcext:value-type="float">
            <text:p>124.0E-12</text:p>
          </table:table-cell>
          <table:table-cell table:formula="of:=light/[.K40]" office:value-type="float" office:value="2997.92458" calcext:value-type="float">
            <text:p>3.0E+03</text:p>
          </table:table-cell>
          <table:table-cell table:formula="of:=light/[.J40]" office:value-type="float" office:value="29979.2458" calcext:value-type="float">
            <text:p>30.0E+03</text:p>
          </table:table-cell>
          <table:table-cell office:value-type="float" office:value="10000" calcext:value-type="float">
            <text:p>10.0E+03</text:p>
          </table:table-cell>
          <table:table-cell office:value-type="float" office:value="100000" calcext:value-type="float">
            <text:p>100.0E+03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ULF</text:p>
          </table:table-cell>
          <table:table-cell office:value-type="string" calcext:value-type="string">
            <text:p>Ultra low frequency</text:p>
          </table:table-cell>
          <table:table-cell table:formula="of:=planck*[.H41]" office:value-type="float" office:value="1.98644582417176E-031" calcext:value-type="float">
            <text:p>198.6E-33</text:p>
          </table:table-cell>
          <table:table-cell table:formula="of:=planck*[.I41]" office:value-type="float" office:value="1.98644582417176E-030" calcext:value-type="float">
            <text:p>2.0E-30</text:p>
          </table:table-cell>
          <table:table-cell table:formula="of:=[.D41]*jev" office:value-type="float" office:value="0.00000000000123984142515096" calcext:value-type="float">
            <text:p>1.2E-12</text:p>
          </table:table-cell>
          <table:table-cell table:formula="of:=[.E41]*jev" office:value-type="float" office:value="0.0000000000123984142515096" calcext:value-type="float">
            <text:p>12.4E-12</text:p>
          </table:table-cell>
          <table:table-cell table:formula="of:=light/[.K41]" office:value-type="float" office:value="299.792458" calcext:value-type="float">
            <text:p>299.8E+00</text:p>
          </table:table-cell>
          <table:table-cell table:formula="of:=light/[.J41]" office:value-type="float" office:value="2997.92458" calcext:value-type="float">
            <text:p>3.0E+03</text:p>
          </table:table-cell>
          <table:table-cell office:value-type="float" office:value="100000" calcext:value-type="float">
            <text:p>100.0E+03</text:p>
          </table:table-cell>
          <table:table-cell office:value-type="float" office:value="1000000" calcext:value-type="float">
            <text:p>1.0E+06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SLF</text:p>
          </table:table-cell>
          <table:table-cell office:value-type="string" calcext:value-type="string">
            <text:p>Super low frequency</text:p>
          </table:table-cell>
          <table:table-cell table:formula="of:=planck*[.H42]" office:value-type="float" office:value="1.98644582417176E-032" calcext:value-type="float">
            <text:p>19.9E-33</text:p>
          </table:table-cell>
          <table:table-cell table:formula="of:=planck*[.I42]" office:value-type="float" office:value="1.98644582417176E-031" calcext:value-type="float">
            <text:p>198.6E-33</text:p>
          </table:table-cell>
          <table:table-cell table:formula="of:=[.D42]*jev" office:value-type="float" office:value="0.000000000000123984142515096" calcext:value-type="float">
            <text:p>124.0E-15</text:p>
          </table:table-cell>
          <table:table-cell table:formula="of:=[.E42]*jev" office:value-type="float" office:value="0.00000000000123984142515096" calcext:value-type="float">
            <text:p>1.2E-12</text:p>
          </table:table-cell>
          <table:table-cell table:formula="of:=light/[.K42]" office:value-type="float" office:value="29.9792458" calcext:value-type="float">
            <text:p>30.0E+00</text:p>
          </table:table-cell>
          <table:table-cell table:formula="of:=light/[.J42]" office:value-type="float" office:value="299.792458" calcext:value-type="float">
            <text:p>299.8E+00</text:p>
          </table:table-cell>
          <table:table-cell office:value-type="float" office:value="1000000" calcext:value-type="float">
            <text:p>1.0E+06</text:p>
          </table:table-cell>
          <table:table-cell office:value-type="float" office:value="10000000" calcext:value-type="float">
            <text:p>10.0E+06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Extremely low frequency</text:p>
          </table:table-cell>
          <table:table-cell table:formula="of:=planck*[.H43]" office:value-type="float" office:value="1.98644582417176E-033" calcext:value-type="float">
            <text:p>2.0E-33</text:p>
          </table:table-cell>
          <table:table-cell table:formula="of:=planck*[.I43]" office:value-type="float" office:value="1.98644582417176E-032" calcext:value-type="float">
            <text:p>19.9E-33</text:p>
          </table:table-cell>
          <table:table-cell table:formula="of:=[.D43]*jev" office:value-type="float" office:value="0.0000000000000123984142515096" calcext:value-type="float">
            <text:p>12.4E-15</text:p>
          </table:table-cell>
          <table:table-cell table:formula="of:=[.E43]*jev" office:value-type="float" office:value="0.000000000000123984142515096" calcext:value-type="float">
            <text:p>124.0E-15</text:p>
          </table:table-cell>
          <table:table-cell table:formula="of:=light/[.K43]" office:value-type="float" office:value="2.99792458" calcext:value-type="float">
            <text:p>3.0E+00</text:p>
          </table:table-cell>
          <table:table-cell table:formula="of:=light/[.J43]" office:value-type="float" office:value="29.9792458" calcext:value-type="float">
            <text:p>30.0E+00</text:p>
          </table:table-cell>
          <table:table-cell office:value-type="float" office:value="10000000" calcext:value-type="float">
            <text:p>10.0E+06</text:p>
          </table:table-cell>
          <table:table-cell office:value-type="float" office:value="100000000" calcext:value-type="float">
            <text:p>100.0E+06</text:p>
          </table:table-cell>
        </table:table-row>
      </table:table>
      <table:table table:name="constants" table:style-name="ta1"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planck</text:p>
          </table:table-cell>
          <table:table-cell table:style-name="ce2" office:value-type="float" office:value="6.62607004E-034" calcext:value-type="float">
            <text:p>6.62607E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speed</text:p>
          </table:table-cell>
          <table:table-cell office:value-type="float" office:value="299792458" calcext:value-type="float">
            <text:p>299792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le to eV</text:p>
          </table:table-cell>
          <table:table-cell table:formula="of:=1/1.60217733E-019" office:value-type="float" office:value="6.24150636309403E+018" calcext:value-type="float">
            <text:p>6.24150636309403E+018</text:p>
          </table:table-cell>
          <table:table-cell table:number-columns-repeated="2"/>
          <table:table-cell table:style-name="ce2"/>
        </table:table-row>
      </table:table>
      <table:named-expressions/>
      <table:database-ranges>
        <table:database-range table:name="jev" table:target-range-address="constants.B3:constants.B3" table:on-update-keep-styles="true" table:on-update-keep-size="false"/>
        <table:database-range table:name="light" table:target-range-address="constants.B2:constants.B2" table:on-update-keep-styles="true" table:on-update-keep-size="false"/>
        <table:database-range table:name="planck" table:target-range-address="constants.B1:constants.B1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4">
      <number:scientific-number number:decimal-places="5" loext:min-decimal-places="5" number:min-integer-digits="1" number:min-exponent-digits="2" loext:exponent-interval="3" loext:forced-exponent-sign="true"/>
    </number:number-style>
    <number:number-style style:name="N125">
      <number:scientific-number number:decimal-places="6" loext:min-decimal-places="6" number:min-integer-digits="1" number:min-exponent-digits="2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2" loext:exponent-interval="3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16:16:45.840644015</meta:creation-date>
    <dc:date>2020-01-02T19:15:25.753565550</dc:date>
    <meta:editing-duration>PT20M45S</meta:editing-duration>
    <meta:editing-cycles>4</meta:editing-cycles>
    <meta:generator>LibreOffice/6.0.7.3$Linux_X86_64 LibreOffice_project/00m0$Build-3</meta:generator>
    <meta:document-statistic meta:table-count="2" meta:cell-count="479" meta:object-count="0"/>
  </office:meta>
</office:document-meta>
</file>